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c906" officeooo:paragraph-rsid="0011c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��######0#######8#######A#######I#######T#######Theresa#Bernardo#Pop Med#tb@pop.med##�4#####�#######�#######�#######�#######�#######Andrew#Bailey#Philosophy Inc#plato@phil.com#�#�I####�#######�###############�#######�#######Chris#Bauch#cbauch@gmail.com#��v#####-#######3#######9#######G#######[#######Jason#Ernst#Robots Are Us#robotmaster@rau.com#T�4#####�#######�#######�#######�#######�#######Zvonimir#Poljak#Pop Med#zvonimir@pop.med#B�V#####�#######�###############�###############Chris#Whitfield#chrissie@bugs.com#D�######6#######;###############F#######X#######Bill#Vandenberk#billy@cookies.org#�9#�####################�#######�#######�#######USA Embassy#clown@prez.org#�#######�#######�###############�#######�#######Peter#Kim#mathguy@stats.com#�=�</text:p>
      <text:p text:style-name="P1">############'#######/#######5#######H#######Hlomani#Hlomani#BIUST#hhlomani@biust.org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8" meta:character-count="839" meta:non-whitespace-character-count="833"/>
    <meta:generator>LibreOffice/4.3.3.2$Linux_ARM_EABI LibreOffice_project/430m0$Build-2</meta:generator>
  </office:meta>
</office:document-meta>
</file>